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row>
              <munder>
                <mo stretchy="false">∫</mo>
                <mrow>
                  <mi>S</mi>
                  <mrow>
                    <mo fence="true" stretchy="false">(</mo>
                    <mrow>
                      <mi>V</mi>
                    </mrow>
                    <mo fence="true" stretchy="false">)</mo>
                  </mrow>
                </mrow>
              </munder>
              <mstyle mathvariant="bold">
                <mi>E</mi>
              </mstyle>
            </mrow>
            <mrow>
              <mspace width="0.5em"/>
              <mo stretchy="false">⋅</mo>
              <mspace width="0.5em"/>
            </mrow>
            <mtext>d</mtext>
            <mstyle mathvariant="bold">
              <mi>f</mi>
            </mstyle>
            <mrow>
              <mspace width="0.5em"/>
              <mo stretchy="false">=</mo>
              <mspace width="0.5em"/>
            </mrow>
            <mfrac>
              <mn>1</mn>
              <msub>
                <mi mathvariant="normal">ε</mi>
                <mn>0</mn>
              </msub>
            </mfrac>
            <mspace width="0.5em"/>
            <mi>q</mi>
            <mrow>
              <mo fence="true" stretchy="false">(</mo>
              <mrow>
                <mi>V</mi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under>
                <mo stretchy="false">∫</mo>
                <mrow>
                  <mo stretchy="false">∂</mo>
                  <mi>F</mi>
                </mrow>
              </munder>
              <mstyle mathvariant="bold">
                <mi>E</mi>
              </mstyle>
            </mrow>
            <mrow>
              <mspace width="0.5em"/>
              <mo stretchy="false">⋅</mo>
              <mspace width="0.5em"/>
            </mrow>
            <mtext>d</mtext>
            <mstyle mathvariant="bold">
              <mi>r</mi>
            </mstyle>
            <mrow>
              <mspace width="0.5em"/>
              <mo stretchy="false">=</mo>
              <mspace width="0.5em"/>
            </mrow>
            <mn>0</mn>
          </mrow>
        </mtd>
      </mtr>
    </mtable>
    <annotation encoding="StarMath 5.0">int from {S(V)} bold E `cdot` "d" bold f `=` 1 over %varepsilon _0 ` q( V ) newline newline
int from {partial F} bold E `cdot` "d" bold r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10:27:30.898000000</meta:creation-date>
    <meta:generator>LibreOffice/4.2.4.2$Windows_x86 LibreOffice_project/63150712c6d317d27ce2db16eb94c2f3d7b699f8</meta:generator>
  </office:meta>
</office:document-meta>
</file>